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AdapterRegistry.lookup( Class listener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ventAdapterRegistry.setClassLoader( ClassLoader c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AdapterRegistry.setDynamic( boolean dynam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AdapterRegistry.register( Class listenerType , Class eventAdap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